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54cc" officeooo:paragraph-rsid="000a54cc"/>
    </style:style>
    <style:style style:name="T1" style:family="text">
      <style:text-properties officeooo:rsid="000aa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</text:p>
      <text:p text:style-name="P1"/>
      <text:p text:style-name="P1">hoofd menu</text:p>
      <text:p text:style-name="P1">1-klanten</text:p>
      <text:p text:style-name="P1">2-kazen</text:p>
      <text:p text:style-name="P1">3-bestellingen</text:p>
      <text:p text:style-name="P1"/>
      <text:p text:style-name="P1">klanten</text:p>
      <text:p text:style-name="P1">1-klant gegevens</text:p>
      <text:p text:style-name="P1">2-klant toevoegen</text:p>
      <text:p text:style-name="P1">3-klant wijzigen</text:p>
      <text:p text:style-name="P1">4-klant verwijderen</text:p>
      <text:p text:style-name="P1">5-toon alle klanten</text:p>
      <text:p text:style-name="P1"/>
      <text:p text:style-name="P1">kazen</text:p>
      <text:p text:style-name="P1">1-kaas gegevens</text:p>
      <text:p text:style-name="P1">2-kaas toevoegen</text:p>
      <text:p text:style-name="P1">3-kaas wijzigen</text:p>
      <text:p text:style-name="P1">4-kaas verwijderen</text:p>
      <text:p text:style-name="P1">5-toon alle kazen</text:p>
      <text:p text:style-name="P1"/>
      <text:p text:style-name="P1">bestellingen</text:p>
      <text:p text:style-name="P1">1-bestelling gegevens</text:p>
      <text:p text:style-name="P1">2-bestelling toevoegen</text:p>
      <text:p text:style-name="P1">3-bestelling wijzigen</text:p>
      <text:p text:style-name="P1">4-bestelling verwijderen</text:p>
      <text:p text:style-name="P1">5 toon alle bestellingen</text:p>
      <text:p text:style-name="P1"/>
      <text:p text:style-name="P1">bestelling</text:p>
      <text:p text:style-name="P1">1-<text:span text:style-name="T1">artikel</text:span> toevoegen</text:p>
      <text:p text:style-name="P1">2-<text:span text:style-name="T1">artikel</text:span> wijzigen</text:p>
      <text:p text:style-name="P1">3-<text:span text:style-name="T1">artikel </text:span>verwijder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6S</meta:editing-duration>
    <meta:editing-cycles>4</meta:editing-cycles>
    <meta:generator>LibreOffice/5.3.2.2$Windows_x86 LibreOffice_project/6cd4f1ef626f15116896b1d8e1398b56da0d0ee1</meta:generator>
    <dc:date>2017-06-25T12:05:25.411000000</dc:date>
    <meta:document-statistic meta:table-count="0" meta:image-count="0" meta:object-count="0" meta:page-count="1" meta:paragraph-count="27" meta:word-count="50" meta:character-count="417" meta:non-whitespace-character-count="394"/>
    <meta:user-defined meta:name="Info 1"/>
    <meta:user-defined meta:name="Info 2"/>
    <meta:user-defined meta:name="Info 3"/>
    <meta:user-defined meta:name="Info 4"/>
  </office:meta>
</office:document-meta>
</file>